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Y, page 1 onl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les A. Ephraim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SMBx11FF8_16 is inserted inside this sermon (SMBx11FF8_15). <text:s/>However, the two appear to be parts of 2 separate sermons, and were transcribed separately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Brethren./</text:p>
      <text:p text:style-name="P3">Those who, like myself, know the history of Jules A./ Ephraim since his arrival in this land, will agree/ that my silence respecting it, is an act of kindness to a/ disconsolate family. <text:s/>I might, now that unhappily that history/ has so untimely indeed, eulogize industry and perseverance,/ early meeting with due reward, but I would be unavoidably/ led to describe subsequent reverses, and losses and trials/ of mind and body, under which the human frame/ at length sank irrecoverably. <text:s/>I would thus deepen a sore/ wound. <text:s/>Far be it from me to add to the distress,/ which desolate hearts experience. <text:s/>If I cannot/ elicit tears which will relieve suffering, I shall not/ draw forth tears of anguish. <text:s/>But while/ compassionate feelings, which you all share with me,/ ask that I shall say nothing about the temporal concerns/ of our deceased brother; neither a bout the causes of prospe-/-rity nor those of adversity, a sense of justice demands/ that I shall speak of qualities which will secure to/ Jules A. Ephraim a remembrance for good among his/ people and the community in whose midst he/ lived./</text:p>
      <text:p text:style-name="P3">It was a belief with some of our ancient teachers that/</text:p>
      <text:p text:style-name="P3"/>
      <text:p text:style-name="P3">[Page 2]</text:p>
      <text:p text:style-name="P3">the lips which have closed in death, will open and move plea-/-surably, when the living repeat the <text:soft-page-break/>religious sayings of/ the departed. <text:s/>I have no maxim or law to tell in/ the name of our lamented brother. <text:s/>He was not a sage,/ nor a saint whom I may quote, but I have evidences/ of his generous character to show, and I trust that/ my pointing them out, will gladden his immortal/ spirit, and that this will respond approvingly to my/ truthful utterances. <text:s/>Jules A. Ephraim was/ benevolent. <text:s/>To contribute largely to institutions of charity/ was to him a necessity. <text:s/>He must <text:span text:style-name="T2">respond to</text:span><text:span text:style-name="T3"> follow his heart's/ best instincts; to refuse would have been to do violence/ to his nature. <text:s/>Therefore his name appeared not simply/ on the list of donors, but on that of active workers,/ always leaning </text:span><text:span text:style-name="T2">towards</text:span><text:span text:style-name="T3"> on the side of mercy, even when the appli-/-cants had but doubtful claims to assistance./ <text:s/>It might be thought that to give of his means to public organiza-/-tions which aid the poor, and orphans, the sick and/ the aged, and to further benefit them by personal coo-/-peration, was considered by our brother the completion/ of his duty. <text:s/>But if the recipients of his private/ kindness could gather here, we would see throngs/</text:span></text:p>
      <text:p text:style-name="P3"><text:span text:style-name="T3"/></text:p>
      <text:p text:style-name="P3"><text:span text:style-name="T3">[Page 3]</text:span></text:p>
      <text:p text:style-name="P3"><text:span text:style-name="T3">come forth and lay crowns of charity over this coffin./ <text:s/>For our brother could not </text:span><text:span text:style-name="T2">refuse</text:span><text:span text:style-name="T3"> deny the humblest among/ his fellow creatures succour, and never minding personal/ discomfort he would make room at his own table for/ the stranger and the wayfarer, receiving all affably./ <text:s/>And this is the trait most laudable in Jules A. Ephraim's/ character. <text:s/>When in the height of success, he remained/ lowly in spirit. <text:s/>No act betraying assumption or an/ arbitrary disposition emanated from him. <text:s/>Posts of honor/ in societies he received as offices of sacred trust, and not/ as means for self-aggrandizement. <text:s/>To the con-/-gregation with which he became connected, at the beginning/ of his career in this country, and to which he remained/ attached from principles, my deceased friend was indeed/ a liberal member. <text:s/>And what is more noticeable and/ more praiseworthy in this age of utilitarianism, when all/ is sacrificed to an imaginary happiness, which after all/ is but a will of with a wisp, Jules A. Ephraim attended/ Divine service, and set aside worldly pursuits, he became/ a live worshipper and not a mute spectator, and felt pride/ in preserving a house of prayer in its imposingness./ <text:s/>Hence it is that his absence from the Sanctuary by/</text:span></text:p>
      <text:p text:style-name="P3"><text:span text:style-name="T3"/></text:p>
      <text:p text:style-name="P3"><text:span text:style-name="T3">[Page 4]</text:span></text:p>
      <text:p text:style-name="P3"><text:span text:style-name="T3">reason of physical disability was a loss sensibly/ felt. <text:s/>I lamented it because few are those who, like Jules/ A. Ephraim can or will join understandingly and heartily in/ the national offering of Israel to their God. <text:s/>He has now been/ transferred above where the choral hymns of the righteous/ extol the universal Creator, but his congregation will/ miss him, a numerous circle of friends will miss him, and/ who more than his sorely tried wife, and his bereaved children/ shall look to fill the void created, and long feel distressed/ because Jules A. Ephraim is no more? <text:s/>For them my/ heart yearns. <text:s/>I who have watched the ris</text:span><text:span text:style-name="T2">ing</text:span><text:span text:style-name="T3">e and the fall,/ the joys and the sorrows, I that have participated in/ the pleasures, and grieved at the afflictions of my friend's/ household, wish it were in my power to lessen the burden/ of misfortune. <text:s/>But I can only pray, and that I fervently/ do for the consolation of Mrs Ephraim. <text:s/>May she find some/ compensation to her past suffering in the devotion of her child-/-ren and her children's children. <text:s/>May all who belong to/ her vie with each other in making her latter days calm and/ serene. <text:s/>May the practical sympathy of friends and relatives prove/ a solace to her heart. <text:s/>Eternal Lord! <text:s/>Vouchsafe to bestow Thy loving/ kindness on the family of Thy servant Ephraim son of Joseph, &amp; apportion to him abundant mercies,/ as a reward for his beneficence, his love of Thy Law, and his endeavour to perform/ its precepts. <text:s/>Grant that his name be perpetuated in Israel, through there &amp; &amp;c &amp;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2:14:44.41</meta:creation-date>
    <meta:document-statistic meta:table-count="0" meta:image-count="0" meta:object-count="0" meta:page-count="3" meta:paragraph-count="72" meta:word-count="1079" meta:character-count="6637"/>
    <dc:date>2012-11-01T13:45:08.42</dc:date>
    <meta:editing-duration>PT4M36S</meta:editing-duration>
    <meta:editing-cycles>1</meta:editing-cycles>
    <meta:generator>OpenOffice.org/3.4.1$Win32 OpenOffice.org_project/341m1$Build-9593</meta:generator>
  </office:meta>
</office:document-meta>
</file>